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officeooo:paragraph-rsid="001154e8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2pt" fo:font-weight="normal" officeooo:rsid="000ef46d" officeooo:paragraph-rsid="001154e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paragraph-rsid="001154e8" style:font-size-asian="14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154e8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8pt" officeooo:paragraph-rsid="001154e8" style:font-size-asian="18pt" style:font-size-complex="18pt"/>
    </style:style>
    <style:style style:name="P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officeooo:paragraph-rsid="001154e8"/>
    </style:style>
    <style:style style:name="T1" style:family="text">
      <style:text-properties fo:font-size="12pt" style:font-size-asian="12pt"/>
    </style:style>
    <style:style style:name="T2" style:family="text">
      <style:text-properties fo:font-size="26pt" fo:font-weight="bold" style:font-size-asian="26pt" style:font-weight-asian="bold" style:font-size-complex="24pt"/>
    </style:style>
    <style:style style:name="T3" style:family="text">
      <style:text-properties fo:font-size="28pt" style:font-size-asian="28pt"/>
    </style:style>
    <style:style style:name="T4" style:family="text">
      <style:text-properties fo:font-size="14pt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Ele Vem</text:span><text:span text:style-name="T1"><text:tab/><text:tab/><text:tab/>Sandra Pires<text:tab/><text:tab/></text:span><text:span text:style-name="T3">[<text:tab/>]</text:span></text:p>
      <text:p text:style-name="P5">Já está no tempo</text:p>
      <text:p text:style-name="P5">Vai chegar o momento</text:p>
      <text:p text:style-name="P5">A igreja preparada está</text:p>
      <text:p text:style-name="P5">Pra esse acontecimento</text:p>
      <text:p text:style-name="P5"><text:span text:style-name="T6">**</text:span>Já chegou a hora</text:p>
      <text:p text:style-name="P5">De ir morar na glória</text:p>
      <text:p text:style-name="P5">A igreja preparada está, Pra receber sua vitória</text:p>
      <text:p text:style-name="P5"/>
      <text:p text:style-name="P5">Pois ele breve vem, santificai!</text:p>
      <text:p text:style-name="P5">O noivo breve vem, santificai!</text:p>
      <text:p text:style-name="P5">É tempo de se preparar</text:p>
      <text:p text:style-name="P5">Pois esse grande dia toda a terra abalará</text:p>
      <text:p text:style-name="P5">O espírito já diz: Santificai!</text:p>
      <text:p text:style-name="P5">É o tempo do fim, santificai!</text:p>
      <text:p text:style-name="P5">A trombeta soará</text:p>
      <text:p text:style-name="P5">Anunciando que a igreja cristo levará</text:p>
      <text:p text:style-name="P5"/>
      <text:p text:style-name="P5">Ele vem! Rompendo sobre as nuvens do céu</text:p>
      <text:p text:style-name="P5">Ele vem! Buscar aquele que foi fiel</text:p>
      <text:p text:style-name="P5">Ele vem! E todo olho então há de ver</text:p>
      <text:p text:style-name="P5">O senhor ressurgir, retornar com poder!</text:p>
      <text:p text:style-name="P5">Ele vem! E todo joelho se dobrará!</text:p>
      <text:p text:style-name="P5">Ele vem! E toda língua confessará</text:p>
      <text:p text:style-name="P5">Que ele é o senhor, Que ele é rei dos reis,</text:p>
      <text:p text:style-name="P5">Que voltou pra cumprir a promessa que fez. (2x)</text:p>
      <text:p text:style-name="P2"><text:span text:style-name="T3"/></text:p>
      <text:p text:style-name="P1"><text:span text:style-name="T2">Ele Vem</text:span><text:span text:style-name="T1"><text:tab/><text:tab/><text:tab/>Sandra Pires<text:tab/><text:tab/></text:span><text:span text:style-name="T3">[<text:tab/>]</text:span></text:p>
      <text:p text:style-name="P5">Já está no tempo</text:p>
      <text:p text:style-name="P5">Vai chegar o momento</text:p>
      <text:p text:style-name="P5">A igreja preparada está</text:p>
      <text:p text:style-name="P5">Pra esse acontecimento</text:p>
      <text:p text:style-name="P5"><text:span text:style-name="T6">**</text:span>Já chegou a hora</text:p>
      <text:p text:style-name="P5">De ir morar na glória</text:p>
      <text:p text:style-name="P5">A igreja preparada está, Pra receber sua vitória</text:p>
      <text:p text:style-name="P5"/>
      <text:p text:style-name="P5">Pois ele breve vem, santificai!</text:p>
      <text:p text:style-name="P5">O noivo breve vem, santificai!</text:p>
      <text:p text:style-name="P5">É tempo de se preparar</text:p>
      <text:p text:style-name="P5">Pois esse grande dia toda a terra abalará</text:p>
      <text:p text:style-name="P5">O espírito já diz: Santificai!</text:p>
      <text:p text:style-name="P5">É o tempo do fim, santificai!</text:p>
      <text:p text:style-name="P5">A trombeta soará</text:p>
      <text:p text:style-name="P5">Anunciando que a igreja cristo levará</text:p>
      <text:p text:style-name="P5"/>
      <text:p text:style-name="P5">Ele vem! Rompendo sobre as nuvens do céu</text:p>
      <text:p text:style-name="P5">Ele vem! Buscar aquele que foi fiel</text:p>
      <text:p text:style-name="P5">Ele vem! E todo olho então há de ver</text:p>
      <text:p text:style-name="P5">O senhor ressurgir, retornar com poder!</text:p>
      <text:p text:style-name="P5">Ele vem! E todo joelho se dobrará!</text:p>
      <text:p text:style-name="P5">Ele vem! E toda língua confessará</text:p>
      <text:p text:style-name="P5">Que ele é o senhor, Que ele é rei dos reis,</text:p>
      <text:p text:style-name="P5">Que voltou pra cumprir a promessa que fez. (2x)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8-06T12:46:18.814325439</dc:date>
    <meta:editing-cycles>11</meta:editing-cycles>
    <meta:editing-duration>PT17M33S</meta:editing-duration>
    <meta:generator>LibreOffice/5.2.7.2$Linux_X86_64 LibreOffice_project/20m0$Build-2</meta:generator>
    <meta:document-statistic meta:table-count="0" meta:image-count="0" meta:object-count="0" meta:page-count="1" meta:paragraph-count="48" meta:word-count="288" meta:character-count="1476" meta:non-whitespace-character-count="1230"/>
  </office:meta>
</office:document-meta>
</file>